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left="0in" fo:line-height="200%" fo:text-align="start" style:justify-single-word="false" fo:text-indent="0in" style:auto-text-indent="false"/>
      <style:text-properties officeooo:rsid="0011e1ac" officeooo:paragraph-rsid="0011e1ac"/>
    </style:style>
    <style:style style:name="T1" style:family="text">
      <style:text-properties officeooo:rsid="00136f86"/>
    </style:style>
    <style:style style:name="T2" style:family="text">
      <style:text-properties officeooo:rsid="00147b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e Harris</text:p>
      <text:p text:style-name="P1">Professor Richard Porten</text:p>
      <text:p text:style-name="P1">English 0934</text:p>
      <text:p text:style-name="P1">18 Feb, 2025</text:p>
      <text:p text:style-name="P1"/>
      <text:p text:style-name="P1"><text:tab/>“Minor Feelings” by Cathy Park Hong discusses what it means to be an Asian American. In the first chapter “United” Hong describes mostly her own life. In this the reader is granted an intimate look at the insecurities and fears Hong has as a person living in this country as well as a person on the grand scale. Mentioning her own imagined tic or an unfortunate experience with a therapist <text:span text:style-name="T1">or her father Hong or bullying from another in her poetry program; Hong creates a window into herself as a person. Through this window an empathetic understanding of the fear one feels as an “Other” specifically as a Korean “Other” in America. Describing what it means to make oneself small or to be the only person that looks like you in a room. Small quotes from her father paint the landscape of her social world. Hong also shows solidarity between Koreans, although maybe as a response to a feeling a lacking of solidarity between herself and non-Korean or non-Asian Americans. She searches through yellow pages for a Kim to be given advice on restaurants <text:s/>nearby and finds the only Korean sounding name for a therapist, the latter one leading to a bad experience though. </text:span></text:p>
      <text:p text:style-name="P1"><text:tab/><text:span text:style-name="T1">Through her experiences Hong explains the difficulty of finding normalcy in this country or even ideally some kind of bond. She shows through her life the inherent strangeness or difficulty associated with how race is socialized here. The </text:span><text:span text:style-name="T2">exploitation of race through a white-focused power structure, or just a white norm. Through this strangeness Hong is deprived of a structure of which to exist in this country. Attempting act invisible, to try to be diminished into a non-person, a background element, may allow one to “blend-in” but they will still be the first picked to be exploited. In seeing image of her father in that man being beaten and ejected from the plane Hong demonstrates her understanding of the expected injustice associated with being an Asian Americ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9T16:54:42.195964249</meta:creation-date>
    <dc:date>2025-02-26T11:55:38.883817678</dc:date>
    <meta:editing-duration>PT22H23M24S</meta:editing-duration>
    <meta:editing-cycles>3</meta:editing-cycles>
    <meta:generator>LibreOffice/25.2.0.3$Linux_X86_64 LibreOffice_project/520$Build-3</meta:generator>
    <meta:document-statistic meta:table-count="0" meta:image-count="0" meta:object-count="0" meta:page-count="1" meta:paragraph-count="6" meta:word-count="341" meta:character-count="2002" meta:non-whitespace-character-count="1663"/>
  </office:meta>
</office:document-meta>
</file>